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3.529cm" style:rel-column-width="52153*"/>
    </style:style>
    <style:style style:name="Tabelle1.B" style:family="table-column">
      <style:table-column-properties style:column-width="3.471cm" style:rel-column-width="1338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3">
      <style:paragraph-properties fo:keep-with-next="always"/>
      <style:text-properties style:font-name="Liberation Sans" style:font-name-asian="Noto Sans CJK SC Regular" style:font-name-complex="FreeSans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mm-uffa 23.12.2017</text:p>
      <text:p text:style-name="Standard"/>
      <text:h text:style-name="Heading_20_3" text:outline-level="3">Review Results Frontend</text:h>
      <text:h text:style-name="Heading_20_4" text:outline-level="4">Site Registration / User</text:h>
      <text:list xml:id="list8064765172866320907" text:style-name="L1">
        <text:list-item>
          <text:p text:style-name="P3">Masseinheit kg fehlt<text:tab/><text:tab/><text:tab/><text:tab/>erledigt<text:tab/></text:p>
        </text:list-item>
        <text:list-item>
          <text:p text:style-name="P3">Sex auf required validieren<text:tab/><text:tab/><text:tab/>erledigt</text:p>
        </text:list-item>
        <text:list-item>
          <text:p text:style-name="P3">Service Aufruf speichern und Registrieren unterscheiden.<text:tab/>erledigt</text:p>
        </text:list-item>
      </text:list>
      <text:h text:style-name="Heading_20_4" text:outline-level="4">Site User</text:h>
      <text:list xml:id="list7738197763049955218" text:style-name="L2">
        <text:list-item>
          <text:p text:style-name="P4">Text speicher Button falsch <text:tab/><text:tab/><text:tab/>erledigt</text:p>
        </text:list-item>
        <text:list-item>
          <text:p text:style-name="P4">PWD bzw. Wiederholung muss anders gelöst werden (2. Prio evtl. Nach Design Poc)</text:p>
        </text:list-item>
      </text:list>
      <text:h text:style-name="Heading_20_4" text:outline-level="4">Site MyMeetup</text:h>
      <text:list xml:id="list218921896358225136" text:style-name="L3">
        <text:list-item>
          <text:p text:style-name="P5">Confirm -&gt; siehe Generelles</text:p>
        </text:list-item>
        <text:list-item>
          <text:p text:style-name="P5">Abmelde Button <text:s/>umsetzen -&gt; confirm siehe Genrelles</text:p>
        </text:list-item>
      </text:list>
      <text:h text:style-name="Heading_20_4" text:outline-level="4">Site Meetup</text:h>
      <text:list xml:id="list7463838643567938153" text:style-name="L4">
        <text:list-item>
          <text:p text:style-name="P6">Activity als Textfeld umsetzen<text:tab/><text:tab/>erledigt</text:p>
        </text:list-item>
      </text:list>
      <text:h text:style-name="Heading_20_4" text:outline-level="4">Generelles</text:h>
      <text:list xml:id="list2128201188977231094" text:style-name="L5">
        <text:list-item>
          <text:p text:style-name="P7">Pop up Dialoge für Bestätigung und Confirm <text:s/>wären noch nett. Diese müssen im Zuge der <text:s/>Material Umsetzung erstellt werden. Material bietet dazu die nötige Unterstützung.</text:p>
        </text:list-item>
      </text:list>
      <text:p text:style-name="Text_20_body"/>
      <text:h text:style-name="P2" text:outline-level="3">Weiteres Vorgeh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Was</text:p>
          </table:table-cell>
          <table:table-cell table:style-name="Tabelle1.B1" office:value-type="string">
            <text:p text:style-name="Table_20_Contents">Wer darf</text:p>
          </table:table-cell>
        </table:table-row>
        <table:table-row>
          <table:table-cell table:style-name="Tabelle1.A2" office:value-type="string">
            <text:p text:style-name="Table_20_Contents">Durchstich login</text:p>
          </table:table-cell>
          <table:table-cell table:style-name="Tabelle1.B2" office:value-type="string">
            <text:p text:style-name="Table_20_Contents">Dani <text:s/>erledigt</text:p>
          </table:table-cell>
        </table:table-row>
        <table:table-row>
          <table:table-cell table:style-name="Tabelle1.A2" office:value-type="string">
            <text:p text:style-name="Table_20_Contents">Backend: Issues für weitere Arbeitspackete ersellen</text:p>
          </table:table-cell>
          <table:table-cell table:style-name="Tabelle1.B2" office:value-type="string">
            <text:p text:style-name="Table_20_Contents">Dani <text:s/>erledigt</text:p>
          </table:table-cell>
        </table:table-row>
        <table:table-row>
          <table:table-cell table:style-name="Tabelle1.A2" office:value-type="string">
            <text:p text:style-name="Table_20_Contents">Backend: Such Service 2 Pakete ersellen<text:line-break/> 1. Simple Umsetzung die einfach alle Meetups liefert</text:p>
            <text:p text:style-name="Table_20_Contents"><text:s/>2. final Umsetzung die effektiv sucht.</text:p>
            <text:p text:style-name="Table_20_Contents"/>
            <text:p text:style-name="Table_20_Contents">Grund hierfür, es wäre schön sofort reale Meetups für die Entwicklung der anderen Pakete zu haben.</text:p>
          </table:table-cell>
          <table:table-cell table:style-name="Tabelle1.B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Table_20_Contents">Review results umsetzen</text:p>
          </table:table-cell>
          <table:table-cell table:style-name="Tabelle1.B2" office:value-type="string">
            <text:p text:style-name="Table_20_Contents">Christoph erledigt</text:p>
          </table:table-cell>
        </table:table-row>
        <table:table-row>
          <table:table-cell table:style-name="Tabelle1.A2" office:value-type="string">
            <text:p text:style-name="Table_20_Contents">Design: Pakete für Material Umsetzung erstellen</text:p>
          </table:table-cell>
          <table:table-cell table:style-name="Tabelle1.B2" office:value-type="string">
            <text:p text:style-name="Table_20_Contents">Christoph erledigt</text:p>
          </table:table-cell>
        </table:table-row>
        <table:table-row>
          <table:table-cell table:style-name="Tabelle1.A2" office:value-type="string">
            <text:p text:style-name="Table_20_Contents">Design: Paket MyMeetups umsetzen</text:p>
          </table:table-cell>
          <table:table-cell table:style-name="Tabelle1.B2" office:value-type="string">
            <text:p text:style-name="Table_20_Contents">Dan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5T10:03:35.091466212</meta:creation-date>
    <dc:date>2017-12-30T20:14:35.22</dc:date>
    <meta:editing-duration>PT11H42M48S</meta:editing-duration>
    <meta:editing-cycles>42</meta:editing-cycles>
    <meta:generator>OpenOffice/4.1.2$Win32 OpenOffice.org_project/412m3$Build-9782</meta:generator>
    <dc:creator>Christoph Kalt</dc:creator>
    <meta:document-statistic meta:table-count="1" meta:image-count="0" meta:object-count="0" meta:page-count="1" meta:paragraph-count="33" meta:word-count="172" meta:character-count="1157"/>
  </office:meta>
</office:document-meta>
</file>